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'Code2000'" svg:font-family="'Code2000'"/>
    <style:font-face style:name="Arial" svg:font-family="Arial"/>
    <style:font-face style:name="Calibri" svg:font-family="Calibri"/>
    <style:font-face style:name="Cambria" svg:font-family="Cambria"/>
    <style:font-face style:name="Code2000" svg:font-family="Code2000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13.76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104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C">
      <style:table-properties table:display="true" style:writing-mode="lr-tb" tableooo:tab-color="#548235"/>
    </style:style>
    <style:style style:name="ta2" style:family="table" style:master-page-name="PageStyle_5f_AL">
      <style:table-properties table:display="true" style:writing-mode="lr-tb" tableooo:tab-color="#548235"/>
    </style:style>
    <style:style style:name="ta3" style:family="table" style:master-page-name="PageStyle_5f_AP">
      <style:table-properties table:display="true" style:writing-mode="lr-tb" tableooo:tab-color="#548235"/>
    </style:style>
    <style:style style:name="ta4" style:family="table" style:master-page-name="PageStyle_5f_AM">
      <style:table-properties table:display="true" style:writing-mode="lr-tb" tableooo:tab-color="#548235"/>
    </style:style>
    <style:style style:name="ta5" style:family="table" style:master-page-name="PageStyle_5f_BA">
      <style:table-properties table:display="true" style:writing-mode="lr-tb" tableooo:tab-color="#548235"/>
    </style:style>
    <style:style style:name="ta6" style:family="table" style:master-page-name="PageStyle_5f_CE">
      <style:table-properties table:display="true" style:writing-mode="lr-tb" tableooo:tab-color="#548235"/>
    </style:style>
    <style:style style:name="ta7" style:family="table" style:master-page-name="PageStyle_5f_DF">
      <style:table-properties table:display="true" style:writing-mode="lr-tb" tableooo:tab-color="#548235"/>
    </style:style>
    <style:style style:name="ta8" style:family="table" style:master-page-name="PageStyle_5f_ES">
      <style:table-properties table:display="true" style:writing-mode="lr-tb" tableooo:tab-color="#548235"/>
    </style:style>
    <style:style style:name="ta9" style:family="table" style:master-page-name="PageStyle_5f_GO">
      <style:table-properties table:display="true" style:writing-mode="lr-tb" tableooo:tab-color="#548235"/>
    </style:style>
    <style:style style:name="ta10" style:family="table" style:master-page-name="PageStyle_5f_MA">
      <style:table-properties table:display="true" style:writing-mode="lr-tb" tableooo:tab-color="#548235"/>
    </style:style>
    <style:style style:name="ta11" style:family="table" style:master-page-name="PageStyle_5f_MT">
      <style:table-properties table:display="true" style:writing-mode="lr-tb"/>
    </style:style>
    <style:style style:name="ta12" style:family="table" style:master-page-name="PageStyle_5f_MS">
      <style:table-properties table:display="true" style:writing-mode="lr-tb" tableooo:tab-color="#548235"/>
    </style:style>
    <style:style style:name="ta13" style:family="table" style:master-page-name="PageStyle_5f_MG">
      <style:table-properties table:display="true" style:writing-mode="lr-tb" tableooo:tab-color="#548235"/>
    </style:style>
    <style:style style:name="ta14" style:family="table" style:master-page-name="PageStyle_5f_PA">
      <style:table-properties table:display="true" style:writing-mode="lr-tb" tableooo:tab-color="#548235"/>
    </style:style>
    <style:style style:name="ta15" style:family="table" style:master-page-name="PageStyle_5f_PB">
      <style:table-properties table:display="true" style:writing-mode="lr-tb" tableooo:tab-color="#548235"/>
    </style:style>
    <style:style style:name="ta16" style:family="table" style:master-page-name="PageStyle_5f_PR">
      <style:table-properties table:display="true" style:writing-mode="lr-tb" tableooo:tab-color="#548235"/>
    </style:style>
    <style:style style:name="ta17" style:family="table" style:master-page-name="PageStyle_5f_PE">
      <style:table-properties table:display="true" style:writing-mode="lr-tb" tableooo:tab-color="#548235"/>
    </style:style>
    <style:style style:name="ta18" style:family="table" style:master-page-name="PageStyle_5f_PI">
      <style:table-properties table:display="true" style:writing-mode="lr-tb" tableooo:tab-color="#548235"/>
    </style:style>
    <style:style style:name="ta19" style:family="table" style:master-page-name="PageStyle_5f_RJ">
      <style:table-properties table:display="true" style:writing-mode="lr-tb" tableooo:tab-color="#548235"/>
    </style:style>
    <style:style style:name="ta20" style:family="table" style:master-page-name="PageStyle_5f_RN">
      <style:table-properties table:display="true" style:writing-mode="lr-tb" tableooo:tab-color="#548235"/>
    </style:style>
    <style:style style:name="ta21" style:family="table" style:master-page-name="PageStyle_5f_RS">
      <style:table-properties table:display="true" style:writing-mode="lr-tb" tableooo:tab-color="#6aa84f"/>
    </style:style>
    <style:style style:name="ta22" style:family="table" style:master-page-name="PageStyle_5f_RO">
      <style:table-properties table:display="true" style:writing-mode="lr-tb"/>
    </style:style>
    <style:style style:name="ta23" style:family="table" style:master-page-name="PageStyle_5f_RR">
      <style:table-properties table:display="true" style:writing-mode="lr-tb"/>
    </style:style>
    <style:style style:name="ta24" style:family="table" style:master-page-name="PageStyle_5f_SC">
      <style:table-properties table:display="true" style:writing-mode="lr-tb" tableooo:tab-color="#93c47d"/>
    </style:style>
    <style:style style:name="ta25" style:family="table" style:master-page-name="PageStyle_5f_SE">
      <style:table-properties table:display="true" style:writing-mode="lr-tb"/>
    </style:style>
    <style:style style:name="ta26" style:family="table" style:master-page-name="PageStyle_5f_TO">
      <style:table-properties table:display="true" style:writing-mode="lr-tb" tableooo:tab-color="#548235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de2000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'Arial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Code2000'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C - Rio Branco</text:p>
          </table:table-cell>
          <table:table-cell table:style-name="ce11" office:value-type="string" calcext:value-type="string" table:number-columns-spanned="5" table:number-rows-spanned="1">
            <text:p><text:a xlink:href="http://transparencia.riobranco.ac.gov.br/" xlink:type="simple">http://transparencia.riobranco.ac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7" office:value-type="date" office:date-value="2017-05-22" calcext:value-type="date">
            <text:p>22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L - Maceió</text:p>
          </table:table-cell>
          <table:table-cell table:style-name="ce11" office:value-type="string" calcext:value-type="string" table:number-columns-spanned="5" table:number-rows-spanned="1">
            <text:p><text:a xlink:href="http://www.transparencia.maceio.al.gov.br/" xlink:type="simple">http://www.transparencia.maceio.al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7" office:value-type="date" office:date-value="2017-05-22" calcext:value-type="date">
            <text:p>22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s planilhas geradas pelo sistema muitas vezes são vazias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s despesas não são identificadas por projetos, somente categorias muito abrangentes e vagas, como "obras e instalações"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P - Macapá</text:p>
          </table:table-cell>
          <table:table-cell table:style-name="ce11" office:value-type="string" calcext:value-type="string" table:number-columns-spanned="5" table:number-rows-spanned="1">
            <text:p><text:a xlink:href="http://transparencia2.macapa.ap.gov.br/" xlink:type="simple">http://transparencia2.macapa.ap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6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 planilha de despesas por projeto traz somente os dados de valores de custo. Para conseguir outras informações, como "descrição"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u "órgão responsável", é preciso clicar em "detalhes" de cada gasto. Há opção de baixar planilhas desses detalhamentos. 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M - Manaus</text:p>
          </table:table-cell>
          <table:table-cell table:style-name="ce11" office:value-type="string" calcext:value-type="string" table:number-columns-spanned="5" table:number-rows-spanned="1">
            <text:p><text:a xlink:href="http://transparencia.manaus.am.gov.br/" xlink:type="simple">http://transparencia.manaus.am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7" office:value-type="date" office:date-value="2017-05-22" calcext:value-type="date">
            <text:p>22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<text:s/>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site disponibiliza os documentos no formato de texto ODT (não proprietário), como não se trata de dado estruturado considerou-se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que não há opção de download em formato de software não proprietári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É possível baixar somente as planilhas de gastos por órgão responsável. Não há opção de download por projet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Para obter informações dos projetos e ações é preciso ver os detalhes dos gastos de cada órgão através do portal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A - Salvador</text:p>
          </table:table-cell>
          <table:table-cell table:style-name="ce11" office:value-type="string" calcext:value-type="string" table:number-columns-spanned="5" table:number-rows-spanned="1">
            <text:p><text:a xlink:href="http://transparencia.salvador.ba.gov.br/" xlink:type="simple">http://transparencia.salvador.ba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sistema conta com alguns links quebrados, sendo que os links identificados são os que possibilitam fazer o download das planilhas 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que pode ser pdf ou xml. Com isso, só temos acesso as informações através do site, algo diret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E - Fortaleza</text:p>
          </table:table-cell>
          <table:table-cell table:style-name="ce11" office:value-type="string" calcext:value-type="string" table:number-columns-spanned="5" table:number-rows-spanned="1">
            <text:p><text:a xlink:href="https://transparencia.fortaleza.ce.gov.br/" xlink:type="simple">https://transparencia.fortaleza.ce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style-name="ce21" office:value-type="string" calcext:value-type="string">
            <text:p>☑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style-name="ce21" office:value-type="string" calcext:value-type="string">
            <text:p>☒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Keywords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Data Publicaç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Versã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erío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>
            <text:p>Dias</text:p>
          </table:table-cell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Endereç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E-mail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rópri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Federal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Não há uma descrição completa do projeto, apenas o título e o órgão responsável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É necessário explorar mais o site para descobrir se tem links quebrados ou não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F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F - Brasília</text:p>
          </table:table-cell>
          <table:table-cell table:style-name="ce11" office:value-type="string" calcext:value-type="string" table:number-columns-spanned="5" table:number-rows-spanned="1">
            <text:p><text:a xlink:href="http://www.transparencia.df.gov.br/#/" xlink:type="simple">http://www.transparencia.df.gov.br/#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Keywords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Data Publicaçã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Vers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Perío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Dias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/>
          <table:table-cell table:style-name="ce5" office:value-type="string" calcext:value-type="string">
            <text:p>N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Endereç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E-mail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rópri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Federal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credito que a atualização seja feita todos os dias, porque entrei hoje (20/05) e a última atualização tinha sido feita ontem (19/05)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Não tem as opções de feedback que foram descritas, mas tem um portal interativo sobre reclamações e sugestões, com números indicativ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É um portal muito parecido com o Cuidando do meu bairro, porque tem mapas com alguns locais no mapa com as indicações de gast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S - Vitória</text:p>
          </table:table-cell>
          <table:table-cell table:style-name="ce11" office:value-type="string" calcext:value-type="string" table:number-columns-spanned="5" table:number-rows-spanned="1">
            <text:p><text:a xlink:href="http://transparencia.vitoria.es.gov.br/" xlink:type="simple">http://transparencia.vitoria.es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Sistema razoavelmente organizado, pois tem diversas formatos de downloads, além de possuir API's disponíveis no sistema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O - Goiânia</text:p>
          </table:table-cell>
          <table:table-cell table:style-name="ce11" office:value-type="string" calcext:value-type="string" table:number-columns-spanned="5" table:number-rows-spanned="1">
            <text:p><text:a xlink:href="http://www10.goiania.go.gov.br/TransWeb/" xlink:type="simple">http://www10.goiania.go.gov.br/TransWeb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Sistema que não é prático para o uso além de faltar informações relevante. O sistema também conta com planilhas apenas no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2" office:value-type="string" calcext:value-type="string">
            <text:p>formato pdf</text:p>
          </table:table-cell>
          <table:table-cell table:number-columns-repeated="7"/>
          <table: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A - São Luis</text:p>
          </table:table-cell>
          <table:table-cell table:style-name="ce11" office:value-type="string" calcext:value-type="string" table:number-columns-spanned="5" table:number-rows-spanned="1">
            <text:p><text:a xlink:href="http://www.lei131.com.br/ords/portal/f?p=661:1:" xlink:type="simple">http://www.lei131.com.br/ords/portal/f?p=661:1: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Fabiano</text:p>
          </table:table-cell>
          <table:covered-table-cell table:style-name="ce15"/>
          <table:table-cell table:style-name="ce17" office:value-type="date" office:date-value="2017-05-22" calcext:value-type="date">
            <text:p>22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Há opção de download em formato CSV, porém todas informações de cada tupla ficam aglutinadas na primeira coluna. Portanto,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apesar do formato, o dados não são bem estruturados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Não há qualquer informação sobre projetos e ações. A única informação de despesa é dividida por órgãos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T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T - Cuiabá</text:p>
          </table:table-cell>
          <table:table-cell table:style-name="ce23" office:value-type="string" calcext:value-type="string">
            <text:p><text:a xlink:href="http://transparencia.cuiaba.mt.gov.br/transparencia/servlet/portalcuiaba" xlink:type="simple">http://transparencia.cuiaba.mt.gov.br/transparencia/servlet/portalcuiaba</text:a></text:p>
          </table:table-cell>
          <table:table-cell table:style-name="ce25" table:number-columns-repeated="3"/>
          <table:table-cell table:style-name="ce26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7" office:value-type="date" office:date-value="2017-05-24" calcext:value-type="date">
            <text:p>24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/>
          <table:table-cell table:style-name="ce5" office:value-type="string" calcext:value-type="string">
            <text:p>Empenha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/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S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 - Campo Grande</text:p>
          </table:table-cell>
          <table:table-cell table:style-name="ce23" office:value-type="string" calcext:value-type="string">
            <text:p><text:a xlink:href="http://transparencia.capital.ms.gov.br/" xlink:type="simple">http://transparencia.capital.ms.gov.br/</text:a></text:p>
          </table:table-cell>
          <table:table-cell table:style-name="ce25" table:number-columns-repeated="3"/>
          <table:table-cell table:style-name="ce26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7" office:value-type="date" office:date-value="2017-05-24" calcext:value-type="date">
            <text:p>24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Keywords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/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G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G - Belo Horizonte</text:p>
          </table:table-cell>
          <table:table-cell table:style-name="ce11" office:value-type="string" calcext:value-type="string" table:number-columns-spanned="5" table:number-rows-spanned="1">
            <text:p><text:a xlink:href="http://portalpbh.pbh.gov.br/pbh/ecp/comunidade.do?app=acessoinformacao" xlink:type="simple">http://portalpbh.pbh.gov.br/pbh/ecp/comunidade.do?app=acessoinformacao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Keywords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Data Publicaç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Versã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eríod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>
            <text:p>Dias</text:p>
          </table:table-cell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Endereç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1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E-mail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rópri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Federal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7" table:number-rows-spanned="1">
            <text:p>Quantidade = 1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Tem duas formas de procurar os dados referentes aos gastos. Uma delas é pesquisando (http://transparenciadespesas.pbh.gov.br/), mas nunca encontra dado nenhum. A outra é selecionar a opção de relatórios que aparece na página inicial do site (a única que está correta)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Diversos formatos de arquivos: oferecem PDF e xlsx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s dados não estão atualizados. Fazem referência a até Fevereiro de 2017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Não existe um lugar específico pra procurar sobre todos os gastos da capital. Eles estão soltos pelo site, e tem que ficar procurando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7" office:value-type="string" calcext:value-type="string" table:number-columns-spanned="9" table:number-rows-spanned="1">
            <text:p>A descrição do projeto é, na verdade, apenas um resumo bem breve sobre o projeto (algo de uma linha).</text:p>
          </table:table-cell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>
          <table:table-cell table:style-name="ce2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>
          <table:table-cell table:style-name="ce2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5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 - Belém</text:p>
          </table:table-cell>
          <table:table-cell table:style-name="ce11" office:value-type="string" calcext:value-type="string" table:number-columns-spanned="5" table:number-rows-spanned="1">
            <text:p><text:a xlink:href="http://transparencia.belem.pa.gov.br" xlink:type="simple">http://transparencia.belem.pa.gov.br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Public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B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B - João Pessoa</text:p>
          </table:table-cell>
          <table:table-cell table:style-name="ce11" office:value-type="string" calcext:value-type="string" table:number-columns-spanned="5" table:number-rows-spanned="1">
            <text:p><text:a xlink:href="http://transparencia.joaopessoa.pb.gov.br/" xlink:type="simple">http://transparencia.joaopessoa.pb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Public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28" office:value-type="string" calcext:value-type="string">
            <text:p>Não</text:p>
          </table:table-cell>
          <table:table-cell table:style-name="ce4"/>
          <table:table-cell table:style-name="ce29" table:number-columns-repeated="2"/>
          <table:table-cell table:style-name="ce30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Possui um espaço para colocar endereço, mas vários não estão preenchid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R - Curitiba</text:p>
          </table:table-cell>
          <table:table-cell table:style-name="ce11" office:value-type="string" calcext:value-type="string" table:number-columns-spanned="5" table:number-rows-spanned="1">
            <text:p><text:a xlink:href="http://www.transparencia.curitiba.pr.gov.br/" xlink:type="simple">http://www.transparencia.curitiba.pr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s botões de "Conta única do Erário" e "Verba de Representação/Reembolso" não funcionam pois o site não oferece esses dad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E - Recife</text:p>
          </table:table-cell>
          <table:table-cell table:style-name="ce11" office:value-type="string" calcext:value-type="string" table:number-columns-spanned="5" table:number-rows-spanned="1">
            <text:p><text:a xlink:href="http://www.recife.pe.gov.br/" xlink:type="simple">http://www.recife.pe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/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site fornece dados em formato de cascata que é confuso de olhar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I - Teresina</text:p>
          </table:table-cell>
          <table:table-cell table:style-name="ce11" office:value-type="string" calcext:value-type="string" table:number-columns-spanned="5" table:number-rows-spanned="1">
            <text:p><text:a xlink:href="http://transparencia.teresina.pi.gov.br/" xlink:type="simple">http://transparencia.teresina.pi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Sistema conta com a diculgação de muitos dados, porém todas as tabelas que são oferecidas estão no formato .pdf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J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J - Rio de Janeiro</text:p>
          </table:table-cell>
          <table:table-cell table:style-name="ce11" office:value-type="string" calcext:value-type="string" table:number-columns-spanned="5" table:number-rows-spanned="1">
            <text:p><text:a xlink:href="http://riotransparente.rio/index.asp" xlink:type="simple">http://riotransparente.rio/index.asp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Suzy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/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sistemas conta com diversos formatos para download, além de proporcionar ao usuário a possibilidade de ver na forma de gráfico 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s dados da tabela. Além de ser um sistema pratico de se acessar.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N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N - Natal</text:p>
          </table:table-cell>
          <table:table-cell table:style-name="ce23" office:value-type="string" calcext:value-type="string">
            <text:p><text:a xlink:href="https://natal.rn.gov.br/transparencia/" xlink:type="simple">https://natal.rn.gov.br/transparencia/</text:a></text:p>
          </table:table-cell>
          <table:table-cell table:style-name="ce25" table:number-columns-repeated="3"/>
          <table:table-cell table:style-name="ce26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6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24" office:value-type="string" calcext:value-type="string">
            <text:p>☑</text:p>
          </table:table-cell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/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S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S - Porto Alegre</text:p>
          </table:table-cell>
          <table:table-cell table:style-name="ce11" office:value-type="string" calcext:value-type="string" table:number-columns-spanned="5" table:number-rows-spanned="1">
            <text:p><text:a xlink:href="http://www.transparencia.rs.gov.br/webpart/system/PaginaInicial.aspx" xlink:type="simple">http://www.transparencia.rs.gov.br/webpart/system/PaginaInicial.aspx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style-name="ce21" office:value-type="string" calcext:value-type="string">
            <text:p>☑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style-name="ce21" office:value-type="string" calcext:value-type="string">
            <text:p>☒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Keywords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Data Publicaç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Versã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erío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>
            <text:p>Dias</text:p>
          </table:table-cell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s arquivos apresentam títulos, mas são sempre títulos genéric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O - Porto Velho</text:p>
          </table:table-cell>
          <table:table-cell table:style-name="ce11" office:value-type="string" calcext:value-type="string" table:number-columns-spanned="5" table:number-rows-spanned="1">
            <text:p><text:a xlink:href="http://transparencia.portovelho.ro.gov.br/Site/Principal/" xlink:type="simple">http://transparencia.portovelho.ro.gov.br/Site/Principal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6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/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/>
          <table:table-cell table:style-name="ce5" office:value-type="string" calcext:value-type="string">
            <text:p>Empenha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/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R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RO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R - Boa Vista</text:p>
          </table:table-cell>
          <table:table-cell table:style-name="ce23" office:value-type="string" calcext:value-type="string">
            <text:p><text:a xlink:href="http://transparencia.boavista.rr.gov.br/portal/" xlink:type="simple">http://transparencia.boavista.rr.gov.br/portal/</text:a></text:p>
          </table:table-cell>
          <table:table-cell table:style-name="ce25" table:number-columns-repeated="3"/>
          <table:table-cell table:style-name="ce26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31" office:value-type="date" office:date-value="2017-05-24" calcext:value-type="date">
            <text:p>24/05/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/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/>
          <table:table-cell table:style-name="ce5" office:value-type="string" calcext:value-type="string">
            <text:p>Empenha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/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a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C - Florianópolis</text:p>
          </table:table-cell>
          <table:table-cell table:style-name="ce32" office:value-type="string" calcext:value-type="string">
            <text:p><text:a xlink:href="http://www.pmf.sc.gov.br/transparencia/index.php?pagina=responsabilidadefiscal&amp;menu=5" xlink:type="simple">http://www.pmf.sc.gov.br/transparencia/index.php?pagina=responsabilidadefiscal&amp;menu=5</text:a></text:p>
          </table:table-cell>
          <table:table-cell table:style-name="ce25" table:number-columns-repeated="3"/>
          <table:table-cell table:style-name="ce26"/>
          <table:table-cell table:style-name="ce16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17" office:value-type="date" office:date-value="2017-05-21" calcext:value-type="date">
            <text:p>21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21" office:value-type="string" calcext:value-type="string">
            <text:p>☑</text:p>
          </table:table-cell>
          <table:table-cell table:style-name="ce33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21" office:value-type="string" calcext:value-type="string">
            <text:p>☑</text:p>
          </table:table-cell>
          <table:table-cell table:style-name="ce33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21" office:value-type="string" calcext:value-type="string">
            <text:p>☑</text:p>
          </table:table-cell>
          <table:table-cell table:style-name="ce33" office:value-type="string" calcext:value-type="string">
            <text:p>Sim</text:p>
          </table:table-cell>
          <table:table-cell table:style-name="ce21"/>
          <table:table-cell table:style-name="ce33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33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1"/>
          <table:table-cell table:style-name="ce33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Títul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Keywords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Data Publicaç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Versã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erío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21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21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>
            <text:p>Dias</text:p>
          </table:table-cell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</text:p>
          </table:table-cell>
          <table:table-cell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lanej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Empenhado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Endereç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E-mail</text:p>
          </table:table-cell>
          <table:table-cell table:style-name="ce21" office:value-type="string" calcext:value-type="string">
            <text:p>☑</text:p>
          </table:table-cell>
          <table:table-cell table:style-name="ce5" office:value-type="string" calcext:value-type="string">
            <text:p>Próprio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Federal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/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21" office:value-type="string" calcext:value-type="string">
            <text:p>☒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Metadata detalhada - Período: a informação é apenas referente ao mês e ano em que fazemos a pesquisa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Download de dados completos: é possível baixar todos os dados, no entanto é necessário fazer a consulta e colocar o filtro específico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Justificativa de dados não disponíveis: apenas aparece uma caixinha informando que não foi possível retornar nada da pesquisa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Sistema eSic: é interessante que eles oferecem todos os contatos para diversas subprefeituras, além de disponibilizarem os sites e endereços. Além disso, eles tem um disque-denúncia para a execução das obras - de forma anônima, qualquer pessoa pode denunciar se uma obra é irregular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Link quebrado: até o momento, nenhum, mas falta explorar mais o site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Duplicidade de arquivos: não há, mas algo que é bastante estranho é que o pdf baixado é sempre salvo com o mesmo nome, independente da pesquisa que está sendo feita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4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E - Aracaju</text:p>
          </table:table-cell>
          <table:table-cell table:style-name="ce16" table:number-columns-spanned="5" table:number-rows-spanned="1"/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Marcello</text:p>
          </table:table-cell>
          <table:covered-table-cell table:style-name="ce15"/>
          <table:table-cell table:style-name="ce16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/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/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/>
          <table:table-cell table:style-name="ce5" office:value-type="string" calcext:value-type="string">
            <text:p>Empenha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/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/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ICHA DE AVALIAÇÃO DOS PORTAIS DE TRANSPARÊNCI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Cidade/Estado</text:p>
          </table:table-cell>
          <table:table-cell table:style-name="ce3" office:value-type="string" calcext:value-type="string" table:number-columns-spanned="5" table:number-rows-spanned="1">
            <text:p>Link</text:p>
          </table:table-cell>
          <table:covered-table-cell table:number-columns-repeated="3" table:style-name="ce12"/>
          <table:covered-table-cell table:style-name="ce15"/>
          <table:table-cell table:style-name="ce3" office:value-type="string" calcext:value-type="string" table:number-columns-spanned="2" table:number-rows-spanned="1">
            <text:p>Avaliador</text:p>
          </table:table-cell>
          <table:covered-table-cell table:style-name="ce15"/>
          <table:table-cell table:style-name="ce3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O - Palmas</text:p>
          </table:table-cell>
          <table:table-cell table:style-name="ce11" office:value-type="string" calcext:value-type="string" table:number-columns-spanned="5" table:number-rows-spanned="1">
            <text:p><text:a xlink:href="http://portaldatransparencia.palmas.to.gov.br/" xlink:type="simple">http://portaldatransparencia.palmas.to.gov.br/</text:a></text:p>
          </table:table-cell>
          <table:covered-table-cell table:number-columns-repeated="3" table:style-name="ce12"/>
          <table:covered-table-cell table:style-name="ce15"/>
          <table:table-cell table:style-name="ce16" office:value-type="string" calcext:value-type="string" table:number-columns-spanned="2" table:number-rows-spanned="1">
            <text:p>Takashi</text:p>
          </table:table-cell>
          <table:covered-table-cell table:style-name="ce15"/>
          <table:table-cell table:style-name="ce17" office:value-type="date" office:date-value="2017-05-23" calcext:value-type="date">
            <text:p>23/05/2017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 table:number-columns-spanned="8" table:number-rows-spanned="1">
            <text:p>Disponível</text:p>
          </table:table-cell>
          <table:covered-table-cell table:number-columns-repeated="6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sponivel para download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Formato de licensa abert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ados estruturad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oftware não proprietári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iversos formatos de arquivo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2">
            <text:p>Metadata detalhada</text:p>
          </table:table-cell>
          <table:table-cell table:style-name="ce4"/>
          <table:table-cell table:style-name="ce5" office:value-type="string" calcext:value-type="string">
            <text:p>Título</text:p>
          </table:table-cell>
          <table:table-cell table:style-name="ce4"/>
          <table:table-cell table:style-name="ce5" office:value-type="string" calcext:value-type="string">
            <text:p>Keyword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Data Publicação</text:p>
          </table:table-cell>
          <table:table-cell table:style-name="ce4"/>
          <table:table-cell table:style-name="ce5" office:value-type="string" calcext:value-type="string">
            <text:p>Data Modificação</text:p>
          </table:table-cell>
          <table:table-cell table:number-columns-repeated="1015"/>
        </table:table-row>
        <table:table-row table:style-name="ro1">
          <table:covered-table-cell table:style-name="ce7"/>
          <table:table-cell table:style-name="ce4"/>
          <table:table-cell table:style-name="ce5" office:value-type="string" calcext:value-type="string">
            <text:p>Versão</text:p>
          </table:table-cell>
          <table:table-cell table:style-name="ce4"/>
          <table:table-cell table:style-name="ce5" office:value-type="string" calcext:value-type="string">
            <text:p>Períod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Arquivo Estrutur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Histórico de versõe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ownload de dados complet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tualização de dados periódica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Dias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Justificativa de dados não disponí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>
            <text:p>Nã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API's disponivei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dos usuário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8" office:value-type="string" calcext:value-type="string">
            <text:p>Feedback acessível aos usuári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</text:p>
          </table:table-cell>
          <table:table-cell table:style-name="ce4"/>
          <table:table-cell table:style-name="ce5" office:value-type="string" calcext:value-type="string" table:number-columns-spanned="3" table:number-rows-spanned="1">
            <text:p>Não aplica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escrição do projet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Valores de custo</text:p>
          </table:table-cell>
          <table:table-cell table:style-name="ce4"/>
          <table:table-cell table:style-name="ce5" office:value-type="string" calcext:value-type="string">
            <text:p>Planej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Empenhado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3" table:number-rows-spanned="1">
            <text:p>Liquidado</text:p>
          </table:table-cell>
          <table:covered-table-cell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Localização</text:p>
          </table:table-cell>
          <table:table-cell table:style-name="ce4"/>
          <table:table-cell table:style-name="ce5" office:value-type="string" calcext:value-type="string">
            <text:p>Endereço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Coordenadas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Órgão responsave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im</text:p>
          </table:table-cell>
          <table:table-cell table:style-name="ce4"/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Sistema eSic</text:p>
          </table:table-cell>
          <table:table-cell table:style-name="ce4"/>
          <table:table-cell table:style-name="ce5" office:value-type="string" calcext:value-type="string">
            <text:p>E-mail</text:p>
          </table:table-cell>
          <table:table-cell table:style-name="ce4"/>
          <table:table-cell table:style-name="ce5" office:value-type="string" calcext:value-type="string">
            <text:p>Próprio</text:p>
          </table:table-cell>
          <table:table-cell table:style-name="ce4"/>
          <table:table-cell table:style-name="ce5" office:value-type="string" calcext:value-type="string">
            <text:p>Federal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Não possuí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ink quebr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 table:number-columns-spanned="7" table:number-rows-spanned="1">
            <text:p>Quantidade</text:p>
          </table:table-cell>
          <table:covered-table-cell table:number-columns-repeated="5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5" office:value-type="string" calcext:value-type="string">
            <text:p>Duplicidade de arquivos</text:p>
          </table:table-cell>
          <table:table-cell table:style-name="ce4"/>
          <table:table-cell table:style-name="ce5" office:value-type="string" calcext:value-type="string">
            <text:p>Sim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 table:number-columns-spanned="5" table:number-rows-spanned="1">
            <text:p>Não</text:p>
          </table:table-cell>
          <table:covered-table-cell table:number-columns-repeated="3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Observações</text:p>
          </table:table-cell>
          <table:covered-table-cell table:number-columns-repeated="7" table:style-name="ce12"/>
          <table:covered-table-cell table:style-name="ce15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Bug na hora de colocar a data de busca dos dados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9" table:number-rows-spanned="1">
            <text:p>O E-Sic possui link quebrado</text:p>
          </table:table-cell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9" table:number-columns-spanned="9" table:number-rows-spanned="1"/>
          <table:covered-table-cell table:number-columns-repeated="7"/>
          <table:covered-table-cell table:style-name="ce18"/>
          <table:table-cell table:number-columns-repeated="1015"/>
        </table:table-row>
        <table:table-row table:style-name="ro1">
          <table:table-cell table:style-name="ce7" table:number-columns-spanned="9" table:number-rows-spanned="1"/>
          <table:covered-table-cell table:number-columns-repeated="7" table:style-name="ce13"/>
          <table:covered-table-cell table:style-name="ce19"/>
          <table:table-cell table:number-columns-repeated="1015"/>
        </table:table-row>
        <table:table-row table:style-name="ro1" table:number-rows-repeated="967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'Code2000'" svg:font-family="'Code2000'"/>
    <style:font-face style:name="Arial" svg:font-family="Arial"/>
    <style:font-face style:name="Calibri" svg:font-family="Calibri"/>
    <style:font-face style:name="Cambria" svg:font-family="Cambria"/>
    <style:font-face style:name="Code2000" svg:font-family="Code2000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" style:display-name="PageStyle_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" style:display-name="PageStyle_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" style:display-name="PageStyle_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" style:display-name="PageStyle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" style:display-name="PageStyle_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" style:display-name="PageStyle_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" style:display-name="PageStyle_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S" style:display-name="PageStyle_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" style:display-name="PageStyle_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" style:display-name="PageStyle_P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" style:display-name="PageStyle_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N" style:display-name="PageStyle_R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" style:display-name="PageStyle_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R" style:display-name="PageStyle_R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" style:display-name="PageStyle_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" style:display-name="PageStyle_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cell-count="2711" meta:object-count="0"/>
    <meta:generator>LibreOfficeDev/5.1.0.3$Linux_X86_64 LibreOffice_project/</meta:generator>
  </office:meta>
</office:document-meta>
</file>